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54.54pt" svg:height="387.75pt" svg:x="745.31pt" svg:y="455.53pt">
            <draw:object draw:notify-on-update-of-ranges="Sheet1.B37:Sheet1.B65 Sheet1.C36:Sheet1.C36 Sheet1.C37:Sheet1.C65 Sheet1.D36:Sheet1.D36 Sheet1.D37:Sheet1.D65 Sheet1.E36:Sheet1.E36 Sheet1.E37:Sheet1.E65 Sheet1.F36:Sheet1.F36 Sheet1.F37:Sheet1.F65 Sheet1.G36:Sheet1.G36 Sheet1.G37:Sheet1.G65 Sheet1.H36:Sheet1.H36 Sheet1.H37:Sheet1.H65 Sheet1.I36:Sheet1.I36 Sheet1.I37:Sheet1.I65 Sheet1.J36:Sheet1.J36 Sheet1.J37:Sheet1.J65 Sheet1.K36:Sheet1.K36 Sheet1.K37:Sheet1.K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2.84pt" svg:y="41.22pt">
            <draw:object draw:notify-on-update-of-ranges="Sheet1.B4:Sheet1.B4 Sheet1.B5:Sheet1.B33 Sheet1.C4:Sheet1.C4 Sheet1.C5:Sheet1.C33 Sheet1.D4:Sheet1.D4 Sheet1.D5:Sheet1.D33 Sheet1.E4:Sheet1.E4 Sheet1.E5:Sheet1.E33 Sheet1.F4:Sheet1.F4 Sheet1.F5:Sheet1.F33 Sheet1.G4:Sheet1.G4 Sheet1.G5:Sheet1.G33 Sheet1.H4:Sheet1.H4 Sheet1.H5:Sheet1.H33 Sheet1.I4:Sheet1.I4 Sheet1.I5:Sheet1.I33 Sheet1.J4:Sheet1.J4 Sheet1.J5:Sheet1.J33 Sheet1.K4:Sheet1.K4 Sheet1.K5:Sheet1.K33 Sheet1.L4:Sheet1.L4 Sheet1.L5:Sheet1.L33 Sheet1.M4:Sheet1.M4 Sheet1.M5:Sheet1.M33 Sheet1.N4:Sheet1.N4 Sheet1.N5:Sheet1.N33 Sheet1.O4:Sheet1.O4 Sheet1.O5:Sheet1.O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57" calcext:value-type="float">
            <text:p>157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96" calcext:value-type="float">
            <text:p>196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5:.C33])" office:value-type="float" office:value="4710" calcext:value-type="float">
            <text:p>4710</text:p>
          </table:table-cell>
          <table:table-cell table:formula="of:=SUM([.D5:.D33])" office:value-type="float" office:value="3267" calcext:value-type="float">
            <text:p>3267</text:p>
          </table:table-cell>
          <table:table-cell table:formula="of:=SUM([.E5:.E33])" office:value-type="float" office:value="2140" calcext:value-type="float">
            <text:p>2140</text:p>
          </table:table-cell>
          <table:table-cell table:formula="of:=SUM([.F5:.F33])" office:value-type="float" office:value="1305" calcext:value-type="float">
            <text:p>1305</text:p>
          </table:table-cell>
          <table:table-cell table:formula="of:=SUM([.G5:.G33])" office:value-type="float" office:value="764" calcext:value-type="float">
            <text:p>764</text:p>
          </table:table-cell>
          <table:table-cell table:formula="of:=SUM([.H5:.H33])" office:value-type="float" office:value="397" calcext:value-type="float">
            <text:p>397</text:p>
          </table:table-cell>
          <table:table-cell table:formula="of:=SUM([.I5:.I33])" office:value-type="float" office:value="178" calcext:value-type="float">
            <text:p>178</text:p>
          </table:table-cell>
          <table:table-cell table:formula="of:=SUM([.J5:.J33])" office:value-type="float" office:value="77" calcext:value-type="float">
            <text:p>77</text:p>
          </table:table-cell>
          <table:table-cell table:formula="of:=SUM([.K5:.K33])" office:value-type="float" office:value="36" calcext:value-type="float">
            <text:p>36</text:p>
          </table:table-cell>
          <table:table-cell table:formula="of:=SUM([.L5:.L33])" office:value-type="float" office:value="15" calcext:value-type="float">
            <text:p>15</text:p>
          </table:table-cell>
          <table:table-cell table:formula="of:=SUM([.M5:.M33])" office:value-type="float" office:value="7" calcext:value-type="float">
            <text:p>7</text:p>
          </table:table-cell>
          <table:table-cell table:formula="of:=SUM([.N5:.N33])" office:value-type="float" office:value="2" calcext:value-type="float">
            <text:p>2</text:p>
          </table:table-cell>
          <table:table-cell table:formula="of:=SUM([.O5:.O33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% with s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formula="of:=[.C5]/[.C$34]*100" office:value-type="float" office:value="3.33333333333333" calcext:value-type="float">
            <text:p>3.33333333333333</text:p>
          </table:table-cell>
          <table:table-cell table:formula="of:=[.D5]/[.D$34]*100" office:value-type="float" office:value="3.15273951637588" calcext:value-type="float">
            <text:p>3.15273951637588</text:p>
          </table:table-cell>
          <table:table-cell table:formula="of:=[.E5]/[.E$34]*100" office:value-type="float" office:value="3.13084112149533" calcext:value-type="float">
            <text:p>3.13084112149533</text:p>
          </table:table-cell>
          <table:table-cell table:formula="of:=[.F5]/[.F$34]*100" office:value-type="float" office:value="3.2183908045977" calcext:value-type="float">
            <text:p>3.2183908045977</text:p>
          </table:table-cell>
          <table:table-cell table:formula="of:=[.G5]/[.G$34]*100" office:value-type="float" office:value="3.01047120418848" calcext:value-type="float">
            <text:p>3.01047120418848</text:p>
          </table:table-cell>
          <table:table-cell table:formula="of:=[.H5]/[.H$34]*100" office:value-type="float" office:value="2.01511335012594" calcext:value-type="float">
            <text:p>2.01511335012594</text:p>
          </table:table-cell>
          <table:table-cell table:formula="of:=[.I5]/[.I$34]*100" office:value-type="float" office:value="0.561797752808989" calcext:value-type="float">
            <text:p>0.561797752808989</text:p>
          </table:table-cell>
          <table:table-cell table:formula="of:=[.J5]/[.J$34]*100" office:value-type="float" office:value="1.2987012987013" calcext:value-type="float">
            <text:p>1.2987012987013</text:p>
          </table:table-cell>
          <table:table-cell table:formula="of:=[.K5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formula="of:=[.C6]/[.C$34]*100" office:value-type="float" office:value="3.2484076433121" calcext:value-type="float">
            <text:p>3.2484076433121</text:p>
          </table:table-cell>
          <table:table-cell table:formula="of:=[.D6]/[.D$34]*100" office:value-type="float" office:value="3.03030303030303" calcext:value-type="float">
            <text:p>3.03030303030303</text:p>
          </table:table-cell>
          <table:table-cell table:formula="of:=[.E6]/[.E$34]*100" office:value-type="float" office:value="2.99065420560748" calcext:value-type="float">
            <text:p>2.99065420560748</text:p>
          </table:table-cell>
          <table:table-cell table:formula="of:=[.F6]/[.F$34]*100" office:value-type="float" office:value="2.45210727969349" calcext:value-type="float">
            <text:p>2.45210727969349</text:p>
          </table:table-cell>
          <table:table-cell table:formula="of:=[.G6]/[.G$34]*100" office:value-type="float" office:value="2.4869109947644" calcext:value-type="float">
            <text:p>2.4869109947644</text:p>
          </table:table-cell>
          <table:table-cell table:formula="of:=[.H6]/[.H$34]*100" office:value-type="float" office:value="0.755667506297229" calcext:value-type="float">
            <text:p>0.755667506297229</text:p>
          </table:table-cell>
          <table:table-cell table:formula="of:=[.I6]/[.I$34]*100" office:value-type="float" office:value="0.561797752808989" calcext:value-type="float">
            <text:p>0.561797752808989</text:p>
          </table:table-cell>
          <table:table-cell table:formula="of:=[.J6]/[.J$34]*100" office:value-type="float" office:value="0" calcext:value-type="float">
            <text:p>0</text:p>
          </table:table-cell>
          <table:table-cell table:formula="of:=[.K6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formula="of:=[.C7]/[.C$34]*100" office:value-type="float" office:value="3.41825902335456" calcext:value-type="float">
            <text:p>3.41825902335456</text:p>
          </table:table-cell>
          <table:table-cell table:formula="of:=[.D7]/[.D$34]*100" office:value-type="float" office:value="3.52004897459443" calcext:value-type="float">
            <text:p>3.52004897459443</text:p>
          </table:table-cell>
          <table:table-cell table:formula="of:=[.E7]/[.E$34]*100" office:value-type="float" office:value="3.41121495327103" calcext:value-type="float">
            <text:p>3.41121495327103</text:p>
          </table:table-cell>
          <table:table-cell table:formula="of:=[.F7]/[.F$34]*100" office:value-type="float" office:value="3.83141762452107" calcext:value-type="float">
            <text:p>3.83141762452107</text:p>
          </table:table-cell>
          <table:table-cell table:formula="of:=[.G7]/[.G$34]*100" office:value-type="float" office:value="5.10471204188482" calcext:value-type="float">
            <text:p>5.10471204188482</text:p>
          </table:table-cell>
          <table:table-cell table:formula="of:=[.H7]/[.H$34]*100" office:value-type="float" office:value="6.29722921914358" calcext:value-type="float">
            <text:p>6.29722921914358</text:p>
          </table:table-cell>
          <table:table-cell table:formula="of:=[.I7]/[.I$34]*100" office:value-type="float" office:value="6.17977528089888" calcext:value-type="float">
            <text:p>6.17977528089888</text:p>
          </table:table-cell>
          <table:table-cell table:formula="of:=[.J7]/[.J$34]*100" office:value-type="float" office:value="2.5974025974026" calcext:value-type="float">
            <text:p>2.5974025974026</text:p>
          </table:table-cell>
          <table:table-cell table:formula="of:=[.K7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formula="of:=[.C8]/[.C$34]*100" office:value-type="float" office:value="3.26963906581741" calcext:value-type="float">
            <text:p>3.26963906581741</text:p>
          </table:table-cell>
          <table:table-cell table:formula="of:=[.D8]/[.D$34]*100" office:value-type="float" office:value="3.458830731558" calcext:value-type="float">
            <text:p>3.458830731558</text:p>
          </table:table-cell>
          <table:table-cell table:formula="of:=[.E8]/[.E$34]*100" office:value-type="float" office:value="3.5981308411215" calcext:value-type="float">
            <text:p>3.5981308411215</text:p>
          </table:table-cell>
          <table:table-cell table:formula="of:=[.F8]/[.F$34]*100" office:value-type="float" office:value="3.06513409961686" calcext:value-type="float">
            <text:p>3.06513409961686</text:p>
          </table:table-cell>
          <table:table-cell table:formula="of:=[.G8]/[.G$34]*100" office:value-type="float" office:value="2.22513089005236" calcext:value-type="float">
            <text:p>2.22513089005236</text:p>
          </table:table-cell>
          <table:table-cell table:formula="of:=[.H8]/[.H$34]*100" office:value-type="float" office:value="1.51133501259446" calcext:value-type="float">
            <text:p>1.51133501259446</text:p>
          </table:table-cell>
          <table:table-cell table:formula="of:=[.I8]/[.I$34]*100" office:value-type="float" office:value="0.561797752808989" calcext:value-type="float">
            <text:p>0.561797752808989</text:p>
          </table:table-cell>
          <table:table-cell table:formula="of:=[.J8]/[.J$34]*100" office:value-type="float" office:value="0" calcext:value-type="float">
            <text:p>0</text:p>
          </table:table-cell>
          <table:table-cell table:formula="of:=[.K8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formula="of:=[.C9]/[.C$34]*100" office:value-type="float" office:value="2.90870488322718" calcext:value-type="float">
            <text:p>2.90870488322718</text:p>
          </table:table-cell>
          <table:table-cell table:formula="of:=[.D9]/[.D$34]*100" office:value-type="float" office:value="3.09152127333946" calcext:value-type="float">
            <text:p>3.09152127333946</text:p>
          </table:table-cell>
          <table:table-cell table:formula="of:=[.E9]/[.E$34]*100" office:value-type="float" office:value="3.55140186915888" calcext:value-type="float">
            <text:p>3.55140186915888</text:p>
          </table:table-cell>
          <table:table-cell table:formula="of:=[.F9]/[.F$34]*100" office:value-type="float" office:value="3.29501915708812" calcext:value-type="float">
            <text:p>3.29501915708812</text:p>
          </table:table-cell>
          <table:table-cell table:formula="of:=[.G9]/[.G$34]*100" office:value-type="float" office:value="3.01047120418848" calcext:value-type="float">
            <text:p>3.01047120418848</text:p>
          </table:table-cell>
          <table:table-cell table:formula="of:=[.H9]/[.H$34]*100" office:value-type="float" office:value="2.77078085642317" calcext:value-type="float">
            <text:p>2.77078085642317</text:p>
          </table:table-cell>
          <table:table-cell table:formula="of:=[.I9]/[.I$34]*100" office:value-type="float" office:value="1.68539325842697" calcext:value-type="float">
            <text:p>1.68539325842697</text:p>
          </table:table-cell>
          <table:table-cell table:formula="of:=[.J9]/[.J$34]*100" office:value-type="float" office:value="2.5974025974026" calcext:value-type="float">
            <text:p>2.5974025974026</text:p>
          </table:table-cell>
          <table:table-cell table:formula="of:=[.K9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formula="of:=[.C10]/[.C$34]*100" office:value-type="float" office:value="3.29087048832272" calcext:value-type="float">
            <text:p>3.29087048832272</text:p>
          </table:table-cell>
          <table:table-cell table:formula="of:=[.D10]/[.D$34]*100" office:value-type="float" office:value="3.52004897459443" calcext:value-type="float">
            <text:p>3.52004897459443</text:p>
          </table:table-cell>
          <table:table-cell table:formula="of:=[.E10]/[.E$34]*100" office:value-type="float" office:value="3.17757009345794" calcext:value-type="float">
            <text:p>3.17757009345794</text:p>
          </table:table-cell>
          <table:table-cell table:formula="of:=[.F10]/[.F$34]*100" office:value-type="float" office:value="3.67816091954023" calcext:value-type="float">
            <text:p>3.67816091954023</text:p>
          </table:table-cell>
          <table:table-cell table:formula="of:=[.G10]/[.G$34]*100" office:value-type="float" office:value="3.66492146596859" calcext:value-type="float">
            <text:p>3.66492146596859</text:p>
          </table:table-cell>
          <table:table-cell table:formula="of:=[.H10]/[.H$34]*100" office:value-type="float" office:value="2.77078085642317" calcext:value-type="float">
            <text:p>2.77078085642317</text:p>
          </table:table-cell>
          <table:table-cell table:formula="of:=[.I10]/[.I$34]*100" office:value-type="float" office:value="1.68539325842697" calcext:value-type="float">
            <text:p>1.68539325842697</text:p>
          </table:table-cell>
          <table:table-cell table:formula="of:=[.J10]/[.J$34]*100" office:value-type="float" office:value="1.2987012987013" calcext:value-type="float">
            <text:p>1.2987012987013</text:p>
          </table:table-cell>
          <table:table-cell table:formula="of:=[.K1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formula="of:=[.C11]/[.C$34]*100" office:value-type="float" office:value="3.39702760084926" calcext:value-type="float">
            <text:p>3.39702760084926</text:p>
          </table:table-cell>
          <table:table-cell table:formula="of:=[.D11]/[.D$34]*100" office:value-type="float" office:value="3.42822161003979" calcext:value-type="float">
            <text:p>3.42822161003979</text:p>
          </table:table-cell>
          <table:table-cell table:formula="of:=[.E11]/[.E$34]*100" office:value-type="float" office:value="3.13084112149533" calcext:value-type="float">
            <text:p>3.13084112149533</text:p>
          </table:table-cell>
          <table:table-cell table:formula="of:=[.F11]/[.F$34]*100" office:value-type="float" office:value="3.60153256704981" calcext:value-type="float">
            <text:p>3.60153256704981</text:p>
          </table:table-cell>
          <table:table-cell table:formula="of:=[.G11]/[.G$34]*100" office:value-type="float" office:value="3.40314136125654" calcext:value-type="float">
            <text:p>3.40314136125654</text:p>
          </table:table-cell>
          <table:table-cell table:formula="of:=[.H11]/[.H$34]*100" office:value-type="float" office:value="3.27455919395466" calcext:value-type="float">
            <text:p>3.27455919395466</text:p>
          </table:table-cell>
          <table:table-cell table:formula="of:=[.I11]/[.I$34]*100" office:value-type="float" office:value="5.0561797752809" calcext:value-type="float">
            <text:p>5.0561797752809</text:p>
          </table:table-cell>
          <table:table-cell table:formula="of:=[.J11]/[.J$34]*100" office:value-type="float" office:value="3.8961038961039" calcext:value-type="float">
            <text:p>3.8961038961039</text:p>
          </table:table-cell>
          <table:table-cell table:formula="of:=[.K11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formula="of:=[.C12]/[.C$34]*100" office:value-type="float" office:value="3.26963906581741" calcext:value-type="float">
            <text:p>3.26963906581741</text:p>
          </table:table-cell>
          <table:table-cell table:formula="of:=[.D12]/[.D$34]*100" office:value-type="float" office:value="3.24456688093052" calcext:value-type="float">
            <text:p>3.24456688093052</text:p>
          </table:table-cell>
          <table:table-cell table:formula="of:=[.E12]/[.E$34]*100" office:value-type="float" office:value="3.22429906542056" calcext:value-type="float">
            <text:p>3.22429906542056</text:p>
          </table:table-cell>
          <table:table-cell table:formula="of:=[.F12]/[.F$34]*100" office:value-type="float" office:value="2.98850574712644" calcext:value-type="float">
            <text:p>2.98850574712644</text:p>
          </table:table-cell>
          <table:table-cell table:formula="of:=[.G12]/[.G$34]*100" office:value-type="float" office:value="2.74869109947644" calcext:value-type="float">
            <text:p>2.74869109947644</text:p>
          </table:table-cell>
          <table:table-cell table:formula="of:=[.H12]/[.H$34]*100" office:value-type="float" office:value="2.77078085642317" calcext:value-type="float">
            <text:p>2.77078085642317</text:p>
          </table:table-cell>
          <table:table-cell table:formula="of:=[.I12]/[.I$34]*100" office:value-type="float" office:value="1.12359550561798" calcext:value-type="float">
            <text:p>1.12359550561798</text:p>
          </table:table-cell>
          <table:table-cell table:formula="of:=[.J12]/[.J$34]*100" office:value-type="float" office:value="0" calcext:value-type="float">
            <text:p>0</text:p>
          </table:table-cell>
          <table:table-cell table:formula="of:=[.K12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formula="of:=[.C13]/[.C$34]*100" office:value-type="float" office:value="3.41825902335456" calcext:value-type="float">
            <text:p>3.41825902335456</text:p>
          </table:table-cell>
          <table:table-cell table:formula="of:=[.D13]/[.D$34]*100" office:value-type="float" office:value="3.21395775941231" calcext:value-type="float">
            <text:p>3.21395775941231</text:p>
          </table:table-cell>
          <table:table-cell table:formula="of:=[.E13]/[.E$34]*100" office:value-type="float" office:value="3.17757009345794" calcext:value-type="float">
            <text:p>3.17757009345794</text:p>
          </table:table-cell>
          <table:table-cell table:formula="of:=[.F13]/[.F$34]*100" office:value-type="float" office:value="2.45210727969349" calcext:value-type="float">
            <text:p>2.45210727969349</text:p>
          </table:table-cell>
          <table:table-cell table:formula="of:=[.G13]/[.G$34]*100" office:value-type="float" office:value="1.96335078534031" calcext:value-type="float">
            <text:p>1.96335078534031</text:p>
          </table:table-cell>
          <table:table-cell table:formula="of:=[.H13]/[.H$34]*100" office:value-type="float" office:value="1.25944584382872" calcext:value-type="float">
            <text:p>1.25944584382872</text:p>
          </table:table-cell>
          <table:table-cell table:formula="of:=[.I13]/[.I$34]*100" office:value-type="float" office:value="0" calcext:value-type="float">
            <text:p>0</text:p>
          </table:table-cell>
          <table:table-cell table:formula="of:=[.J13]/[.J$34]*100" office:value-type="float" office:value="0" calcext:value-type="float">
            <text:p>0</text:p>
          </table:table-cell>
          <table:table-cell table:formula="of:=[.K13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formula="of:=[.C14]/[.C$34]*100" office:value-type="float" office:value="3.37579617834395" calcext:value-type="float">
            <text:p>3.37579617834395</text:p>
          </table:table-cell>
          <table:table-cell table:formula="of:=[.D14]/[.D$34]*100" office:value-type="float" office:value="3.61187633914907" calcext:value-type="float">
            <text:p>3.61187633914907</text:p>
          </table:table-cell>
          <table:table-cell table:formula="of:=[.E14]/[.E$34]*100" office:value-type="float" office:value="3.92523364485981" calcext:value-type="float">
            <text:p>3.92523364485981</text:p>
          </table:table-cell>
          <table:table-cell table:formula="of:=[.F14]/[.F$34]*100" office:value-type="float" office:value="4.2911877394636" calcext:value-type="float">
            <text:p>4.2911877394636</text:p>
          </table:table-cell>
          <table:table-cell table:formula="of:=[.G14]/[.G$34]*100" office:value-type="float" office:value="4.45026178010471" calcext:value-type="float">
            <text:p>4.45026178010471</text:p>
          </table:table-cell>
          <table:table-cell table:formula="of:=[.H14]/[.H$34]*100" office:value-type="float" office:value="4.28211586901763" calcext:value-type="float">
            <text:p>4.28211586901763</text:p>
          </table:table-cell>
          <table:table-cell table:formula="of:=[.I14]/[.I$34]*100" office:value-type="float" office:value="5.61797752808989" calcext:value-type="float">
            <text:p>5.61797752808989</text:p>
          </table:table-cell>
          <table:table-cell table:formula="of:=[.J14]/[.J$34]*100" office:value-type="float" office:value="1.2987012987013" calcext:value-type="float">
            <text:p>1.2987012987013</text:p>
          </table:table-cell>
          <table:table-cell table:formula="of:=[.K14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formula="of:=[.C15]/[.C$34]*100" office:value-type="float" office:value="3.09978768577495" calcext:value-type="float">
            <text:p>3.09978768577495</text:p>
          </table:table-cell>
          <table:table-cell table:formula="of:=[.D15]/[.D$34]*100" office:value-type="float" office:value="2.57116620752984" calcext:value-type="float">
            <text:p>2.57116620752984</text:p>
          </table:table-cell>
          <table:table-cell table:formula="of:=[.E15]/[.E$34]*100" office:value-type="float" office:value="2.75700934579439" calcext:value-type="float">
            <text:p>2.75700934579439</text:p>
          </table:table-cell>
          <table:table-cell table:formula="of:=[.F15]/[.F$34]*100" office:value-type="float" office:value="2.60536398467433" calcext:value-type="float">
            <text:p>2.60536398467433</text:p>
          </table:table-cell>
          <table:table-cell table:formula="of:=[.G15]/[.G$34]*100" office:value-type="float" office:value="3.27225130890052" calcext:value-type="float">
            <text:p>3.27225130890052</text:p>
          </table:table-cell>
          <table:table-cell table:formula="of:=[.H15]/[.H$34]*100" office:value-type="float" office:value="5.2896725440806" calcext:value-type="float">
            <text:p>5.2896725440806</text:p>
          </table:table-cell>
          <table:table-cell table:formula="of:=[.I15]/[.I$34]*100" office:value-type="float" office:value="7.30337078651685" calcext:value-type="float">
            <text:p>7.30337078651685</text:p>
          </table:table-cell>
          <table:table-cell table:formula="of:=[.J15]/[.J$34]*100" office:value-type="float" office:value="9.09090909090909" calcext:value-type="float">
            <text:p>9.09090909090909</text:p>
          </table:table-cell>
          <table:table-cell table:formula="of:=[.K15]/[.K$34]*100" office:value-type="float" office:value="11.1111111111111" calcext:value-type="float">
            <text:p>11.111111111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C16]/[.C$34]*100" office:value-type="float" office:value="3.35456475583864" calcext:value-type="float">
            <text:p>3.35456475583864</text:p>
          </table:table-cell>
          <table:table-cell table:formula="of:=[.D16]/[.D$34]*100" office:value-type="float" office:value="2.96908478726661" calcext:value-type="float">
            <text:p>2.96908478726661</text:p>
          </table:table-cell>
          <table:table-cell table:formula="of:=[.E16]/[.E$34]*100" office:value-type="float" office:value="2.33644859813084" calcext:value-type="float">
            <text:p>2.33644859813084</text:p>
          </table:table-cell>
          <table:table-cell table:formula="of:=[.F16]/[.F$34]*100" office:value-type="float" office:value="1.91570881226054" calcext:value-type="float">
            <text:p>1.91570881226054</text:p>
          </table:table-cell>
          <table:table-cell table:formula="of:=[.G16]/[.G$34]*100" office:value-type="float" office:value="1.70157068062827" calcext:value-type="float">
            <text:p>1.70157068062827</text:p>
          </table:table-cell>
          <table:table-cell table:formula="of:=[.H16]/[.H$34]*100" office:value-type="float" office:value="1.7632241813602" calcext:value-type="float">
            <text:p>1.7632241813602</text:p>
          </table:table-cell>
          <table:table-cell table:formula="of:=[.I16]/[.I$34]*100" office:value-type="float" office:value="0.561797752808989" calcext:value-type="float">
            <text:p>0.561797752808989</text:p>
          </table:table-cell>
          <table:table-cell table:formula="of:=[.J16]/[.J$34]*100" office:value-type="float" office:value="0" calcext:value-type="float">
            <text:p>0</text:p>
          </table:table-cell>
          <table:table-cell table:formula="of:=[.K16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formula="of:=[.C17]/[.C$34]*100" office:value-type="float" office:value="3.33333333333333" calcext:value-type="float">
            <text:p>3.33333333333333</text:p>
          </table:table-cell>
          <table:table-cell table:formula="of:=[.D17]/[.D$34]*100" office:value-type="float" office:value="3.24456688093052" calcext:value-type="float">
            <text:p>3.24456688093052</text:p>
          </table:table-cell>
          <table:table-cell table:formula="of:=[.E17]/[.E$34]*100" office:value-type="float" office:value="3.03738317757009" calcext:value-type="float">
            <text:p>3.03738317757009</text:p>
          </table:table-cell>
          <table:table-cell table:formula="of:=[.F17]/[.F$34]*100" office:value-type="float" office:value="2.75862068965517" calcext:value-type="float">
            <text:p>2.75862068965517</text:p>
          </table:table-cell>
          <table:table-cell table:formula="of:=[.G17]/[.G$34]*100" office:value-type="float" office:value="3.40314136125654" calcext:value-type="float">
            <text:p>3.40314136125654</text:p>
          </table:table-cell>
          <table:table-cell table:formula="of:=[.H17]/[.H$34]*100" office:value-type="float" office:value="3.27455919395466" calcext:value-type="float">
            <text:p>3.27455919395466</text:p>
          </table:table-cell>
          <table:table-cell table:formula="of:=[.I17]/[.I$34]*100" office:value-type="float" office:value="2.80898876404494" calcext:value-type="float">
            <text:p>2.80898876404494</text:p>
          </table:table-cell>
          <table:table-cell table:formula="of:=[.J17]/[.J$34]*100" office:value-type="float" office:value="5.1948051948052" calcext:value-type="float">
            <text:p>5.1948051948052</text:p>
          </table:table-cell>
          <table:table-cell table:formula="of:=[.K17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formula="of:=[.C18]/[.C$34]*100" office:value-type="float" office:value="2.59023354564756" calcext:value-type="float">
            <text:p>2.59023354564756</text:p>
          </table:table-cell>
          <table:table-cell table:formula="of:=[.D18]/[.D$34]*100" office:value-type="float" office:value="2.38751147842057" calcext:value-type="float">
            <text:p>2.38751147842057</text:p>
          </table:table-cell>
          <table:table-cell table:formula="of:=[.E18]/[.E$34]*100" office:value-type="float" office:value="2.38317757009346" calcext:value-type="float">
            <text:p>2.38317757009346</text:p>
          </table:table-cell>
          <table:table-cell table:formula="of:=[.F18]/[.F$34]*100" office:value-type="float" office:value="2.29885057471264" calcext:value-type="float">
            <text:p>2.29885057471264</text:p>
          </table:table-cell>
          <table:table-cell table:formula="of:=[.G18]/[.G$34]*100" office:value-type="float" office:value="1.70157068062827" calcext:value-type="float">
            <text:p>1.70157068062827</text:p>
          </table:table-cell>
          <table:table-cell table:formula="of:=[.H18]/[.H$34]*100" office:value-type="float" office:value="2.01511335012594" calcext:value-type="float">
            <text:p>2.01511335012594</text:p>
          </table:table-cell>
          <table:table-cell table:formula="of:=[.I18]/[.I$34]*100" office:value-type="float" office:value="0.561797752808989" calcext:value-type="float">
            <text:p>0.561797752808989</text:p>
          </table:table-cell>
          <table:table-cell table:formula="of:=[.J18]/[.J$34]*100" office:value-type="float" office:value="1.2987012987013" calcext:value-type="float">
            <text:p>1.2987012987013</text:p>
          </table:table-cell>
          <table:table-cell table:formula="of:=[.K18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formula="of:=[.C19]/[.C$34]*100" office:value-type="float" office:value="3.99150743099788" calcext:value-type="float">
            <text:p>3.99150743099788</text:p>
          </table:table-cell>
          <table:table-cell table:formula="of:=[.D19]/[.D$34]*100" office:value-type="float" office:value="4.59136822773186" calcext:value-type="float">
            <text:p>4.59136822773186</text:p>
          </table:table-cell>
          <table:table-cell table:formula="of:=[.E19]/[.E$34]*100" office:value-type="float" office:value="4.67289719626168" calcext:value-type="float">
            <text:p>4.67289719626168</text:p>
          </table:table-cell>
          <table:table-cell table:formula="of:=[.F19]/[.F$34]*100" office:value-type="float" office:value="4.90421455938697" calcext:value-type="float">
            <text:p>4.90421455938697</text:p>
          </table:table-cell>
          <table:table-cell table:formula="of:=[.G19]/[.G$34]*100" office:value-type="float" office:value="5.23560209424084" calcext:value-type="float">
            <text:p>5.23560209424084</text:p>
          </table:table-cell>
          <table:table-cell table:formula="of:=[.H19]/[.H$34]*100" office:value-type="float" office:value="4.53400503778338" calcext:value-type="float">
            <text:p>4.53400503778338</text:p>
          </table:table-cell>
          <table:table-cell table:formula="of:=[.I19]/[.I$34]*100" office:value-type="float" office:value="3.93258426966292" calcext:value-type="float">
            <text:p>3.93258426966292</text:p>
          </table:table-cell>
          <table:table-cell table:formula="of:=[.J19]/[.J$34]*100" office:value-type="float" office:value="5.1948051948052" calcext:value-type="float">
            <text:p>5.1948051948052</text:p>
          </table:table-cell>
          <table:table-cell table:formula="of:=[.K19]/[.K$34]*100" office:value-type="float" office:value="5.55555555555556" calcext:value-type="float">
            <text:p>5.555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formula="of:=[.C20]/[.C$34]*100" office:value-type="float" office:value="3.54564755838641" calcext:value-type="float">
            <text:p>3.54564755838641</text:p>
          </table:table-cell>
          <table:table-cell table:formula="of:=[.D20]/[.D$34]*100" office:value-type="float" office:value="3.33639424548515" calcext:value-type="float">
            <text:p>3.33639424548515</text:p>
          </table:table-cell>
          <table:table-cell table:formula="of:=[.E20]/[.E$34]*100" office:value-type="float" office:value="3.27102803738318" calcext:value-type="float">
            <text:p>3.27102803738318</text:p>
          </table:table-cell>
          <table:table-cell table:formula="of:=[.F20]/[.F$34]*100" office:value-type="float" office:value="3.52490421455939" calcext:value-type="float">
            <text:p>3.52490421455939</text:p>
          </table:table-cell>
          <table:table-cell table:formula="of:=[.G20]/[.G$34]*100" office:value-type="float" office:value="3.66492146596859" calcext:value-type="float">
            <text:p>3.66492146596859</text:p>
          </table:table-cell>
          <table:table-cell table:formula="of:=[.H20]/[.H$34]*100" office:value-type="float" office:value="3.77833753148615" calcext:value-type="float">
            <text:p>3.77833753148615</text:p>
          </table:table-cell>
          <table:table-cell table:formula="of:=[.I20]/[.I$34]*100" office:value-type="float" office:value="1.68539325842697" calcext:value-type="float">
            <text:p>1.68539325842697</text:p>
          </table:table-cell>
          <table:table-cell table:formula="of:=[.J20]/[.J$34]*100" office:value-type="float" office:value="0" calcext:value-type="float">
            <text:p>0</text:p>
          </table:table-cell>
          <table:table-cell table:formula="of:=[.K2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formula="of:=[.C21]/[.C$34]*100" office:value-type="float" office:value="4.0552016985138" calcext:value-type="float">
            <text:p>4.0552016985138</text:p>
          </table:table-cell>
          <table:table-cell table:formula="of:=[.D21]/[.D$34]*100" office:value-type="float" office:value="4.37710437710438" calcext:value-type="float">
            <text:p>4.37710437710438</text:p>
          </table:table-cell>
          <table:table-cell table:formula="of:=[.E21]/[.E$34]*100" office:value-type="float" office:value="4.85981308411215" calcext:value-type="float">
            <text:p>4.85981308411215</text:p>
          </table:table-cell>
          <table:table-cell table:formula="of:=[.F21]/[.F$34]*100" office:value-type="float" office:value="5.05747126436782" calcext:value-type="float">
            <text:p>5.05747126436782</text:p>
          </table:table-cell>
          <table:table-cell table:formula="of:=[.G21]/[.G$34]*100" office:value-type="float" office:value="6.15183246073299" calcext:value-type="float">
            <text:p>6.15183246073299</text:p>
          </table:table-cell>
          <table:table-cell table:formula="of:=[.H21]/[.H$34]*100" office:value-type="float" office:value="6.80100755667506" calcext:value-type="float">
            <text:p>6.80100755667506</text:p>
          </table:table-cell>
          <table:table-cell table:formula="of:=[.I21]/[.I$34]*100" office:value-type="float" office:value="9.55056179775281" calcext:value-type="float">
            <text:p>9.55056179775281</text:p>
          </table:table-cell>
          <table:table-cell table:formula="of:=[.J21]/[.J$34]*100" office:value-type="float" office:value="12.987012987013" calcext:value-type="float">
            <text:p>12.987012987013</text:p>
          </table:table-cell>
          <table:table-cell table:formula="of:=[.K21]/[.K$34]*100" office:value-type="float" office:value="19.4444444444444" calcext:value-type="float">
            <text:p>19.4444444444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formula="of:=[.C22]/[.C$34]*100" office:value-type="float" office:value="3.75796178343949" calcext:value-type="float">
            <text:p>3.75796178343949</text:p>
          </table:table-cell>
          <table:table-cell table:formula="of:=[.D22]/[.D$34]*100" office:value-type="float" office:value="3.48943985307622" calcext:value-type="float">
            <text:p>3.48943985307622</text:p>
          </table:table-cell>
          <table:table-cell table:formula="of:=[.E22]/[.E$34]*100" office:value-type="float" office:value="3.17757009345794" calcext:value-type="float">
            <text:p>3.17757009345794</text:p>
          </table:table-cell>
          <table:table-cell table:formula="of:=[.F22]/[.F$34]*100" office:value-type="float" office:value="3.06513409961686" calcext:value-type="float">
            <text:p>3.06513409961686</text:p>
          </table:table-cell>
          <table:table-cell table:formula="of:=[.G22]/[.G$34]*100" office:value-type="float" office:value="3.40314136125654" calcext:value-type="float">
            <text:p>3.40314136125654</text:p>
          </table:table-cell>
          <table:table-cell table:formula="of:=[.H22]/[.H$34]*100" office:value-type="float" office:value="3.02267002518892" calcext:value-type="float">
            <text:p>3.02267002518892</text:p>
          </table:table-cell>
          <table:table-cell table:formula="of:=[.I22]/[.I$34]*100" office:value-type="float" office:value="2.24719101123596" calcext:value-type="float">
            <text:p>2.24719101123596</text:p>
          </table:table-cell>
          <table:table-cell table:formula="of:=[.J22]/[.J$34]*100" office:value-type="float" office:value="2.5974025974026" calcext:value-type="float">
            <text:p>2.5974025974026</text:p>
          </table:table-cell>
          <table:table-cell table:formula="of:=[.K22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formula="of:=[.C23]/[.C$34]*100" office:value-type="float" office:value="3.67303609341826" calcext:value-type="float">
            <text:p>3.67303609341826</text:p>
          </table:table-cell>
          <table:table-cell table:formula="of:=[.D23]/[.D$34]*100" office:value-type="float" office:value="3.58126721763085" calcext:value-type="float">
            <text:p>3.58126721763085</text:p>
          </table:table-cell>
          <table:table-cell table:formula="of:=[.E23]/[.E$34]*100" office:value-type="float" office:value="3.83177570093458" calcext:value-type="float">
            <text:p>3.83177570093458</text:p>
          </table:table-cell>
          <table:table-cell table:formula="of:=[.F23]/[.F$34]*100" office:value-type="float" office:value="3.90804597701149" calcext:value-type="float">
            <text:p>3.90804597701149</text:p>
          </table:table-cell>
          <table:table-cell table:formula="of:=[.G23]/[.G$34]*100" office:value-type="float" office:value="4.45026178010471" calcext:value-type="float">
            <text:p>4.45026178010471</text:p>
          </table:table-cell>
          <table:table-cell table:formula="of:=[.H23]/[.H$34]*100" office:value-type="float" office:value="4.28211586901763" calcext:value-type="float">
            <text:p>4.28211586901763</text:p>
          </table:table-cell>
          <table:table-cell table:formula="of:=[.I23]/[.I$34]*100" office:value-type="float" office:value="3.93258426966292" calcext:value-type="float">
            <text:p>3.93258426966292</text:p>
          </table:table-cell>
          <table:table-cell table:formula="of:=[.J23]/[.J$34]*100" office:value-type="float" office:value="2.5974025974026" calcext:value-type="float">
            <text:p>2.5974025974026</text:p>
          </table:table-cell>
          <table:table-cell table:formula="of:=[.K23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formula="of:=[.C24]/[.C$34]*100" office:value-type="float" office:value="3.14225053078556" calcext:value-type="float">
            <text:p>3.14225053078556</text:p>
          </table:table-cell>
          <table:table-cell table:formula="of:=[.D24]/[.D$34]*100" office:value-type="float" office:value="2.78543005815733" calcext:value-type="float">
            <text:p>2.78543005815733</text:p>
          </table:table-cell>
          <table:table-cell table:formula="of:=[.E24]/[.E$34]*100" office:value-type="float" office:value="2.61682242990654" calcext:value-type="float">
            <text:p>2.61682242990654</text:p>
          </table:table-cell>
          <table:table-cell table:formula="of:=[.F24]/[.F$34]*100" office:value-type="float" office:value="2.68199233716475" calcext:value-type="float">
            <text:p>2.68199233716475</text:p>
          </table:table-cell>
          <table:table-cell table:formula="of:=[.G24]/[.G$34]*100" office:value-type="float" office:value="2.74869109947644" calcext:value-type="float">
            <text:p>2.74869109947644</text:p>
          </table:table-cell>
          <table:table-cell table:formula="of:=[.H24]/[.H$34]*100" office:value-type="float" office:value="2.77078085642317" calcext:value-type="float">
            <text:p>2.77078085642317</text:p>
          </table:table-cell>
          <table:table-cell table:formula="of:=[.I24]/[.I$34]*100" office:value-type="float" office:value="4.49438202247191" calcext:value-type="float">
            <text:p>4.49438202247191</text:p>
          </table:table-cell>
          <table:table-cell table:formula="of:=[.J24]/[.J$34]*100" office:value-type="float" office:value="2.5974025974026" calcext:value-type="float">
            <text:p>2.5974025974026</text:p>
          </table:table-cell>
          <table:table-cell table:formula="of:=[.K24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formula="of:=[.C25]/[.C$34]*100" office:value-type="float" office:value="3.31210191082803" calcext:value-type="float">
            <text:p>3.31210191082803</text:p>
          </table:table-cell>
          <table:table-cell table:formula="of:=[.D25]/[.D$34]*100" office:value-type="float" office:value="2.99969390878482" calcext:value-type="float">
            <text:p>2.99969390878482</text:p>
          </table:table-cell>
          <table:table-cell table:formula="of:=[.E25]/[.E$34]*100" office:value-type="float" office:value="2.94392523364486" calcext:value-type="float">
            <text:p>2.94392523364486</text:p>
          </table:table-cell>
          <table:table-cell table:formula="of:=[.F25]/[.F$34]*100" office:value-type="float" office:value="2.91187739463602" calcext:value-type="float">
            <text:p>2.91187739463602</text:p>
          </table:table-cell>
          <table:table-cell table:formula="of:=[.G25]/[.G$34]*100" office:value-type="float" office:value="3.1413612565445" calcext:value-type="float">
            <text:p>3.1413612565445</text:p>
          </table:table-cell>
          <table:table-cell table:formula="of:=[.H25]/[.H$34]*100" office:value-type="float" office:value="3.77833753148615" calcext:value-type="float">
            <text:p>3.77833753148615</text:p>
          </table:table-cell>
          <table:table-cell table:formula="of:=[.I25]/[.I$34]*100" office:value-type="float" office:value="4.49438202247191" calcext:value-type="float">
            <text:p>4.49438202247191</text:p>
          </table:table-cell>
          <table:table-cell table:formula="of:=[.J25]/[.J$34]*100" office:value-type="float" office:value="5.1948051948052" calcext:value-type="float">
            <text:p>5.1948051948052</text:p>
          </table:table-cell>
          <table:table-cell table:formula="of:=[.K25]/[.K$34]*100" office:value-type="float" office:value="8.33333333333333" calcext:value-type="float">
            <text:p>8.33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C26]/[.C$34]*100" office:value-type="float" office:value="3.94904458598726" calcext:value-type="float">
            <text:p>3.94904458598726</text:p>
          </table:table-cell>
          <table:table-cell table:formula="of:=[.D26]/[.D$34]*100" office:value-type="float" office:value="4.04040404040404" calcext:value-type="float">
            <text:p>4.04040404040404</text:p>
          </table:table-cell>
          <table:table-cell table:formula="of:=[.E26]/[.E$34]*100" office:value-type="float" office:value="4.34579439252336" calcext:value-type="float">
            <text:p>4.34579439252336</text:p>
          </table:table-cell>
          <table:table-cell table:formula="of:=[.F26]/[.F$34]*100" office:value-type="float" office:value="4.75095785440613" calcext:value-type="float">
            <text:p>4.75095785440613</text:p>
          </table:table-cell>
          <table:table-cell table:formula="of:=[.G26]/[.G$34]*100" office:value-type="float" office:value="4.45026178010471" calcext:value-type="float">
            <text:p>4.45026178010471</text:p>
          </table:table-cell>
          <table:table-cell table:formula="of:=[.H26]/[.H$34]*100" office:value-type="float" office:value="5.2896725440806" calcext:value-type="float">
            <text:p>5.2896725440806</text:p>
          </table:table-cell>
          <table:table-cell table:formula="of:=[.I26]/[.I$34]*100" office:value-type="float" office:value="9.55056179775281" calcext:value-type="float">
            <text:p>9.55056179775281</text:p>
          </table:table-cell>
          <table:table-cell table:formula="of:=[.J26]/[.J$34]*100" office:value-type="float" office:value="10.3896103896104" calcext:value-type="float">
            <text:p>10.3896103896104</text:p>
          </table:table-cell>
          <table:table-cell table:formula="of:=[.K26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formula="of:=[.C27]/[.C$34]*100" office:value-type="float" office:value="3.43949044585987" calcext:value-type="float">
            <text:p>3.43949044585987</text:p>
          </table:table-cell>
          <table:table-cell table:formula="of:=[.D27]/[.D$34]*100" office:value-type="float" office:value="3.42822161003979" calcext:value-type="float">
            <text:p>3.42822161003979</text:p>
          </table:table-cell>
          <table:table-cell table:formula="of:=[.E27]/[.E$34]*100" office:value-type="float" office:value="3.31775700934579" calcext:value-type="float">
            <text:p>3.31775700934579</text:p>
          </table:table-cell>
          <table:table-cell table:formula="of:=[.F27]/[.F$34]*100" office:value-type="float" office:value="2.91187739463602" calcext:value-type="float">
            <text:p>2.91187739463602</text:p>
          </table:table-cell>
          <table:table-cell table:formula="of:=[.G27]/[.G$34]*100" office:value-type="float" office:value="2.74869109947644" calcext:value-type="float">
            <text:p>2.74869109947644</text:p>
          </table:table-cell>
          <table:table-cell table:formula="of:=[.H27]/[.H$34]*100" office:value-type="float" office:value="2.51889168765743" calcext:value-type="float">
            <text:p>2.51889168765743</text:p>
          </table:table-cell>
          <table:table-cell table:formula="of:=[.I27]/[.I$34]*100" office:value-type="float" office:value="2.24719101123596" calcext:value-type="float">
            <text:p>2.24719101123596</text:p>
          </table:table-cell>
          <table:table-cell table:formula="of:=[.J27]/[.J$34]*100" office:value-type="float" office:value="1.2987012987013" calcext:value-type="float">
            <text:p>1.2987012987013</text:p>
          </table:table-cell>
          <table:table-cell table:formula="of:=[.K27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formula="of:=[.C28]/[.C$34]*100" office:value-type="float" office:value="3.56687898089172" calcext:value-type="float">
            <text:p>3.56687898089172</text:p>
          </table:table-cell>
          <table:table-cell table:formula="of:=[.D28]/[.D$34]*100" office:value-type="float" office:value="3.7037037037037" calcext:value-type="float">
            <text:p>3.7037037037037</text:p>
          </table:table-cell>
          <table:table-cell table:formula="of:=[.E28]/[.E$34]*100" office:value-type="float" office:value="3.64485981308411" calcext:value-type="float">
            <text:p>3.64485981308411</text:p>
          </table:table-cell>
          <table:table-cell table:formula="of:=[.F28]/[.F$34]*100" office:value-type="float" office:value="3.83141762452107" calcext:value-type="float">
            <text:p>3.83141762452107</text:p>
          </table:table-cell>
          <table:table-cell table:formula="of:=[.G28]/[.G$34]*100" office:value-type="float" office:value="4.84293193717278" calcext:value-type="float">
            <text:p>4.84293193717278</text:p>
          </table:table-cell>
          <table:table-cell table:formula="of:=[.H28]/[.H$34]*100" office:value-type="float" office:value="6.04534005037783" calcext:value-type="float">
            <text:p>6.04534005037783</text:p>
          </table:table-cell>
          <table:table-cell table:formula="of:=[.I28]/[.I$34]*100" office:value-type="float" office:value="9.55056179775281" calcext:value-type="float">
            <text:p>9.55056179775281</text:p>
          </table:table-cell>
          <table:table-cell table:formula="of:=[.J28]/[.J$34]*100" office:value-type="float" office:value="15.5844155844156" calcext:value-type="float">
            <text:p>15.5844155844156</text:p>
          </table:table-cell>
          <table:table-cell table:formula="of:=[.K28]/[.K$34]*10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formula="of:=[.C29]/[.C$34]*100" office:value-type="float" office:value="3.65180467091295" calcext:value-type="float">
            <text:p>3.65180467091295</text:p>
          </table:table-cell>
          <table:table-cell table:formula="of:=[.D29]/[.D$34]*100" office:value-type="float" office:value="3.79553106825834" calcext:value-type="float">
            <text:p>3.79553106825834</text:p>
          </table:table-cell>
          <table:table-cell table:formula="of:=[.E29]/[.E$34]*100" office:value-type="float" office:value="4.11214953271028" calcext:value-type="float">
            <text:p>4.11214953271028</text:p>
          </table:table-cell>
          <table:table-cell table:formula="of:=[.F29]/[.F$34]*100" office:value-type="float" office:value="4.90421455938697" calcext:value-type="float">
            <text:p>4.90421455938697</text:p>
          </table:table-cell>
          <table:table-cell table:formula="of:=[.G29]/[.G$34]*100" office:value-type="float" office:value="4.84293193717278" calcext:value-type="float">
            <text:p>4.84293193717278</text:p>
          </table:table-cell>
          <table:table-cell table:formula="of:=[.H29]/[.H$34]*100" office:value-type="float" office:value="5.03778337531486" calcext:value-type="float">
            <text:p>5.03778337531486</text:p>
          </table:table-cell>
          <table:table-cell table:formula="of:=[.I29]/[.I$34]*100" office:value-type="float" office:value="6.74157303370787" calcext:value-type="float">
            <text:p>6.74157303370787</text:p>
          </table:table-cell>
          <table:table-cell table:formula="of:=[.J29]/[.J$34]*100" office:value-type="float" office:value="7.79220779220779" calcext:value-type="float">
            <text:p>7.79220779220779</text:p>
          </table:table-cell>
          <table:table-cell table:formula="of:=[.K29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formula="of:=[.C30]/[.C$34]*100" office:value-type="float" office:value="3.18471337579618" calcext:value-type="float">
            <text:p>3.18471337579618</text:p>
          </table:table-cell>
          <table:table-cell table:formula="of:=[.D30]/[.D$34]*100" office:value-type="float" office:value="3.09152127333946" calcext:value-type="float">
            <text:p>3.09152127333946</text:p>
          </table:table-cell>
          <table:table-cell table:formula="of:=[.E30]/[.E$34]*100" office:value-type="float" office:value="2.99065420560748" calcext:value-type="float">
            <text:p>2.99065420560748</text:p>
          </table:table-cell>
          <table:table-cell table:formula="of:=[.F30]/[.F$34]*100" office:value-type="float" office:value="2.83524904214559" calcext:value-type="float">
            <text:p>2.83524904214559</text:p>
          </table:table-cell>
          <table:table-cell table:formula="of:=[.G30]/[.G$34]*100" office:value-type="float" office:value="1.83246073298429" calcext:value-type="float">
            <text:p>1.83246073298429</text:p>
          </table:table-cell>
          <table:table-cell table:formula="of:=[.H30]/[.H$34]*100" office:value-type="float" office:value="1.25944584382872" calcext:value-type="float">
            <text:p>1.25944584382872</text:p>
          </table:table-cell>
          <table:table-cell table:formula="of:=[.I30]/[.I$34]*100" office:value-type="float" office:value="1.68539325842697" calcext:value-type="float">
            <text:p>1.68539325842697</text:p>
          </table:table-cell>
          <table:table-cell table:formula="of:=[.J30]/[.J$34]*100" office:value-type="float" office:value="0" calcext:value-type="float">
            <text:p>0</text:p>
          </table:table-cell>
          <table:table-cell table:formula="of:=[.K30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formula="of:=[.C31]/[.C$34]*100" office:value-type="float" office:value="4.01273885350318" calcext:value-type="float">
            <text:p>4.01273885350318</text:p>
          </table:table-cell>
          <table:table-cell table:formula="of:=[.D31]/[.D$34]*100" office:value-type="float" office:value="4.31588613406795" calcext:value-type="float">
            <text:p>4.31588613406795</text:p>
          </table:table-cell>
          <table:table-cell table:formula="of:=[.E31]/[.E$34]*100" office:value-type="float" office:value="4.62616822429907" calcext:value-type="float">
            <text:p>4.62616822429907</text:p>
          </table:table-cell>
          <table:table-cell table:formula="of:=[.F31]/[.F$34]*100" office:value-type="float" office:value="4.59770114942529" calcext:value-type="float">
            <text:p>4.59770114942529</text:p>
          </table:table-cell>
          <table:table-cell table:formula="of:=[.G31]/[.G$34]*100" office:value-type="float" office:value="4.18848167539267" calcext:value-type="float">
            <text:p>4.18848167539267</text:p>
          </table:table-cell>
          <table:table-cell table:formula="of:=[.H31]/[.H$34]*100" office:value-type="float" office:value="4.78589420654912" calcext:value-type="float">
            <text:p>4.78589420654912</text:p>
          </table:table-cell>
          <table:table-cell table:formula="of:=[.I31]/[.I$34]*100" office:value-type="float" office:value="2.80898876404494" calcext:value-type="float">
            <text:p>2.80898876404494</text:p>
          </table:table-cell>
          <table:table-cell table:formula="of:=[.J31]/[.J$34]*100" office:value-type="float" office:value="1.2987012987013" calcext:value-type="float">
            <text:p>1.2987012987013</text:p>
          </table:table-cell>
          <table:table-cell table:formula="of:=[.K31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formula="of:=[.C32]/[.C$34]*100" office:value-type="float" office:value="3.2484076433121" calcext:value-type="float">
            <text:p>3.2484076433121</text:p>
          </table:table-cell>
          <table:table-cell table:formula="of:=[.D32]/[.D$34]*100" office:value-type="float" office:value="3.42822161003979" calcext:value-type="float">
            <text:p>3.42822161003979</text:p>
          </table:table-cell>
          <table:table-cell table:formula="of:=[.E32]/[.E$34]*100" office:value-type="float" office:value="2.99065420560748" calcext:value-type="float">
            <text:p>2.99065420560748</text:p>
          </table:table-cell>
          <table:table-cell table:formula="of:=[.F32]/[.F$34]*100" office:value-type="float" office:value="3.60153256704981" calcext:value-type="float">
            <text:p>3.60153256704981</text:p>
          </table:table-cell>
          <table:table-cell table:formula="of:=[.G32]/[.G$34]*100" office:value-type="float" office:value="3.40314136125654" calcext:value-type="float">
            <text:p>3.40314136125654</text:p>
          </table:table-cell>
          <table:table-cell table:formula="of:=[.H32]/[.H$34]*100" office:value-type="float" office:value="3.77833753148615" calcext:value-type="float">
            <text:p>3.77833753148615</text:p>
          </table:table-cell>
          <table:table-cell table:formula="of:=[.I32]/[.I$34]*100" office:value-type="float" office:value="0.561797752808989" calcext:value-type="float">
            <text:p>0.561797752808989</text:p>
          </table:table-cell>
          <table:table-cell table:formula="of:=[.J32]/[.J$34]*100" office:value-type="float" office:value="1.2987012987013" calcext:value-type="float">
            <text:p>1.2987012987013</text:p>
          </table:table-cell>
          <table:table-cell table:formula="of:=[.K32]/[.K$34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formula="of:=[.C33]/[.C$34]*100" office:value-type="float" office:value="4.16135881104034" calcext:value-type="float">
            <text:p>4.16135881104034</text:p>
          </table:table-cell>
          <table:table-cell table:formula="of:=[.D33]/[.D$34]*100" office:value-type="float" office:value="4.59136822773186" calcext:value-type="float">
            <text:p>4.59136822773186</text:p>
          </table:table-cell>
          <table:table-cell table:formula="of:=[.E33]/[.E$34]*100" office:value-type="float" office:value="4.76635514018692" calcext:value-type="float">
            <text:p>4.76635514018692</text:p>
          </table:table-cell>
          <table:table-cell table:formula="of:=[.F33]/[.F$34]*100" office:value-type="float" office:value="4.06130268199234" calcext:value-type="float">
            <text:p>4.06130268199234</text:p>
          </table:table-cell>
          <table:table-cell table:formula="of:=[.G33]/[.G$34]*100" office:value-type="float" office:value="2.74869109947644" calcext:value-type="float">
            <text:p>2.74869109947644</text:p>
          </table:table-cell>
          <table:table-cell table:formula="of:=[.H33]/[.H$34]*100" office:value-type="float" office:value="2.26700251889169" calcext:value-type="float">
            <text:p>2.26700251889169</text:p>
          </table:table-cell>
          <table:table-cell table:formula="of:=[.I33]/[.I$34]*100" office:value-type="float" office:value="2.24719101123596" calcext:value-type="float">
            <text:p>2.24719101123596</text:p>
          </table:table-cell>
          <table:table-cell table:formula="of:=[.J33]/[.J$34]*100" office:value-type="float" office:value="2.5974025974026" calcext:value-type="float">
            <text:p>2.5974025974026</text:p>
          </table:table-cell>
          <table:table-cell table:formula="of:=[.K33]/[.K$34]*100" office:value-type="float" office:value="2.77777777777778" calcext:value-type="float">
            <text:p>2.7777777777777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37:.C65])" office:value-type="float" office:value="100" calcext:value-type="float">
            <text:p>100</text:p>
          </table:table-cell>
          <table:table-cell table:formula="of:=SUM([.D37:.D65])" office:value-type="float" office:value="100" calcext:value-type="float">
            <text:p>100</text:p>
          </table:table-cell>
          <table:table-cell table:formula="of:=SUM([.E37:.E65])" office:value-type="float" office:value="100" calcext:value-type="float">
            <text:p>100</text:p>
          </table:table-cell>
          <table:table-cell table:formula="of:=SUM([.F37:.F65])" office:value-type="float" office:value="100" calcext:value-type="float">
            <text:p>100</text:p>
          </table:table-cell>
          <table:table-cell table:formula="of:=SUM([.G37:.G65])" office:value-type="float" office:value="100" calcext:value-type="float">
            <text:p>100</text:p>
          </table:table-cell>
          <table:table-cell table:formula="of:=SUM([.H37:.H65])" office:value-type="float" office:value="100" calcext:value-type="float">
            <text:p>100</text:p>
          </table:table-cell>
          <table:table-cell table:formula="of:=SUM([.I37:.I65])" office:value-type="float" office:value="100" calcext:value-type="float">
            <text:p>100</text:p>
          </table:table-cell>
          <table:table-cell table:formula="of:=SUM([.J37:.J65])" office:value-type="float" office:value="100" calcext:value-type="float">
            <text:p>100</text:p>
          </table:table-cell>
          <table:table-cell table:formula="of:=SUM([.K37:.K65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17:47:52.40729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7:32:39.579815845</meta:creation-date>
    <dc:date>2018-08-08T17:50:46.461465603</dc:date>
    <meta:editing-duration>PT5M21S</meta:editing-duration>
    <meta:editing-cycles>2</meta:editing-cycles>
    <meta:generator>LibreOffice/6.0.3.2$Linux_X86_64 LibreOffice_project/00m0$Build-2</meta:generator>
    <meta:document-statistic meta:table-count="1" meta:cell-count="7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675cm" svg:height="13.68cm" xlink:href=".." xlink:type="simple" chart:class="chart:bar" chart:style-name="ch1">
        <chart:legend chart:legend-position="end" svg:x="32.55cm" svg:y="4.904cm" style:legend-expansion="high" chart:style-name="ch2"/>
        <chart:plot-area chart:style-name="ch3" table:cell-range-address="Sheet1.B36:Sheet1.K65" chart:data-source-has-labels="both" svg:x="0.673cm" svg:y="0.273cm" svg:width="31.204cm" svg:height="13.134cm">
          <chartooo:coordinate-region svg:x="1.294cm" svg:y="0.433cm" svg:width="30.583cm" svg:height="12.406cm"/>
          <chart:axis chart:dimension="x" chart:name="primary-x" chart:style-name="ch4" chartooo:axis-type="auto">
            <chartooo:date-scale/>
            <chart:categories table:cell-range-address="Sheet1.B37:Sheet1.B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7:Sheet1.C65" chart:label-cell-address="Sheet1.C36:Sheet1.C36" chart:class="chart:bar">
            <chart:data-point chart:repeated="29"/>
          </chart:series>
          <chart:series chart:style-name="ch8" chart:values-cell-range-address="Sheet1.D37:Sheet1.D65" chart:label-cell-address="Sheet1.D36:Sheet1.D36" chart:class="chart:bar">
            <chart:data-point chart:repeated="29"/>
          </chart:series>
          <chart:series chart:style-name="ch9" chart:values-cell-range-address="Sheet1.E37:Sheet1.E65" chart:label-cell-address="Sheet1.E36:Sheet1.E36" chart:class="chart:bar">
            <chart:data-point chart:repeated="29"/>
          </chart:series>
          <chart:series chart:style-name="ch10" chart:values-cell-range-address="Sheet1.F37:Sheet1.F65" chart:label-cell-address="Sheet1.F36:Sheet1.F36" chart:class="chart:bar">
            <chart:data-point chart:repeated="29"/>
          </chart:series>
          <chart:series chart:style-name="ch11" chart:values-cell-range-address="Sheet1.G37:Sheet1.G65" chart:label-cell-address="Sheet1.G36:Sheet1.G36" chart:class="chart:bar">
            <chart:data-point chart:repeated="29"/>
          </chart:series>
          <chart:series chart:style-name="ch12" chart:values-cell-range-address="Sheet1.H37:Sheet1.H65" chart:label-cell-address="Sheet1.H36:Sheet1.H36" chart:class="chart:bar">
            <chart:data-point chart:repeated="29"/>
          </chart:series>
          <chart:series chart:style-name="ch13" chart:values-cell-range-address="Sheet1.I37:Sheet1.I65" chart:label-cell-address="Sheet1.I36:Sheet1.I36" chart:class="chart:bar">
            <chart:data-point chart:repeated="29"/>
          </chart:series>
          <chart:series chart:style-name="ch14" chart:values-cell-range-address="Sheet1.J37:Sheet1.J65" chart:label-cell-address="Sheet1.J36:Sheet1.J36" chart:class="chart:bar">
            <chart:data-point chart:repeated="29"/>
          </chart:series>
          <chart:series chart:style-name="ch15" chart:values-cell-range-address="Sheet1.K37:Sheet1.K65" chart:label-cell-address="Sheet1.K36:Sheet1.K36" chart:class="chart:bar">
            <chart:data-point chart:repeated="2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C36:Sheet1.C36</svg:desc>
                </draw:g>
              </table:table-cell>
              <table:table-cell office:value-type="string">
                <text:p>4</text:p>
                <draw:g>
                  <svg:desc>Sheet1.D36:Sheet1.D36</svg:desc>
                </draw:g>
              </table:table-cell>
              <table:table-cell office:value-type="string">
                <text:p>5</text:p>
                <draw:g>
                  <svg:desc>Sheet1.E36:Sheet1.E36</svg:desc>
                </draw:g>
              </table:table-cell>
              <table:table-cell office:value-type="string">
                <text:p>6</text:p>
                <draw:g>
                  <svg:desc>Sheet1.F36:Sheet1.F36</svg:desc>
                </draw:g>
              </table:table-cell>
              <table:table-cell office:value-type="string">
                <text:p>7</text:p>
                <draw:g>
                  <svg:desc>Sheet1.G36:Sheet1.G36</svg:desc>
                </draw:g>
              </table:table-cell>
              <table:table-cell office:value-type="string">
                <text:p>8</text:p>
                <draw:g>
                  <svg:desc>Sheet1.H36:Sheet1.H36</svg:desc>
                </draw:g>
              </table:table-cell>
              <table:table-cell office:value-type="string">
                <text:p>9</text:p>
                <draw:g>
                  <svg:desc>Sheet1.I36:Sheet1.I36</svg:desc>
                </draw:g>
              </table:table-cell>
              <table:table-cell office:value-type="string">
                <text:p>10</text:p>
                <draw:g>
                  <svg:desc>Sheet1.J36:Sheet1.J36</svg:desc>
                </draw:g>
              </table:table-cell>
              <table:table-cell office:value-type="string">
                <text:p>11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1.B37:Sheet1.B65</svg:desc>
                </draw:g>
              </table:table-cell>
              <table:table-cell office:value-type="float" office:value="3.33333333333333">
                <text:p>3.33333333333333</text:p>
                <draw:g>
                  <svg:desc>Sheet1.C37:Sheet1.C65</svg:desc>
                </draw:g>
              </table:table-cell>
              <table:table-cell office:value-type="float" office:value="3.15273951637588">
                <text:p>3.15273951637588</text:p>
                <draw:g>
                  <svg:desc>Sheet1.D37:Sheet1.D65</svg:desc>
                </draw:g>
              </table:table-cell>
              <table:table-cell office:value-type="float" office:value="3.13084112149533">
                <text:p>3.13084112149533</text:p>
                <draw:g>
                  <svg:desc>Sheet1.E37:Sheet1.E65</svg:desc>
                </draw:g>
              </table:table-cell>
              <table:table-cell office:value-type="float" office:value="3.2183908045977">
                <text:p>3.2183908045977</text:p>
                <draw:g>
                  <svg:desc>Sheet1.F37:Sheet1.F65</svg:desc>
                </draw:g>
              </table:table-cell>
              <table:table-cell office:value-type="float" office:value="3.01047120418848">
                <text:p>3.01047120418848</text:p>
                <draw:g>
                  <svg:desc>Sheet1.G37:Sheet1.G65</svg:desc>
                </draw:g>
              </table:table-cell>
              <table:table-cell office:value-type="float" office:value="2.01511335012594">
                <text:p>2.01511335012594</text:p>
                <draw:g>
                  <svg:desc>Sheet1.H37:Sheet1.H65</svg:desc>
                </draw:g>
              </table:table-cell>
              <table:table-cell office:value-type="float" office:value="0.561797752808989">
                <text:p>0.561797752808989</text:p>
                <draw:g>
                  <svg:desc>Sheet1.I37:Sheet1.I65</svg:desc>
                </draw:g>
              </table:table-cell>
              <table:table-cell office:value-type="float" office:value="1.2987012987013">
                <text:p>1.2987012987013</text:p>
                <draw:g>
                  <svg:desc>Sheet1.J37:Sheet1.J65</svg:desc>
                </draw:g>
              </table:table-cell>
              <table:table-cell office:value-type="float" office:value="0">
                <text:p>0</text:p>
                <draw:g>
                  <svg:desc>Sheet1.K37:Sheet1.K65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2484076433121">
                <text:p>3.2484076433121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2.45210727969349">
                <text:p>2.45210727969349</text:p>
              </table:table-cell>
              <table:table-cell office:value-type="float" office:value="2.4869109947644">
                <text:p>2.4869109947644</text:p>
              </table:table-cell>
              <table:table-cell office:value-type="float" office:value="0.755667506297229">
                <text:p>0.755667506297229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.41825902335456">
                <text:p>3.41825902335456</text:p>
              </table:table-cell>
              <table:table-cell office:value-type="float" office:value="3.52004897459443">
                <text:p>3.52004897459443</text:p>
              </table:table-cell>
              <table:table-cell office:value-type="float" office:value="3.41121495327103">
                <text:p>3.41121495327103</text:p>
              </table:table-cell>
              <table:table-cell office:value-type="float" office:value="3.83141762452107">
                <text:p>3.83141762452107</text:p>
              </table:table-cell>
              <table:table-cell office:value-type="float" office:value="5.10471204188482">
                <text:p>5.10471204188482</text:p>
              </table:table-cell>
              <table:table-cell office:value-type="float" office:value="6.29722921914358">
                <text:p>6.29722921914358</text:p>
              </table:table-cell>
              <table:table-cell office:value-type="float" office:value="6.17977528089888">
                <text:p>6.17977528089888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.26963906581741">
                <text:p>3.26963906581741</text:p>
              </table:table-cell>
              <table:table-cell office:value-type="float" office:value="3.458830731558">
                <text:p>3.458830731558</text:p>
              </table:table-cell>
              <table:table-cell office:value-type="float" office:value="3.5981308411215">
                <text:p>3.5981308411215</text:p>
              </table:table-cell>
              <table:table-cell office:value-type="float" office:value="3.06513409961686">
                <text:p>3.06513409961686</text:p>
              </table:table-cell>
              <table:table-cell office:value-type="float" office:value="2.22513089005236">
                <text:p>2.22513089005236</text:p>
              </table:table-cell>
              <table:table-cell office:value-type="float" office:value="1.51133501259446">
                <text:p>1.51133501259446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.90870488322718">
                <text:p>2.90870488322718</text:p>
              </table:table-cell>
              <table:table-cell office:value-type="float" office:value="3.09152127333946">
                <text:p>3.09152127333946</text:p>
              </table:table-cell>
              <table:table-cell office:value-type="float" office:value="3.55140186915888">
                <text:p>3.55140186915888</text:p>
              </table:table-cell>
              <table:table-cell office:value-type="float" office:value="3.29501915708812">
                <text:p>3.29501915708812</text:p>
              </table:table-cell>
              <table:table-cell office:value-type="float" office:value="3.01047120418848">
                <text:p>3.01047120418848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.29087048832272">
                <text:p>3.29087048832272</text:p>
              </table:table-cell>
              <table:table-cell office:value-type="float" office:value="3.52004897459443">
                <text:p>3.52004897459443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3.67816091954023">
                <text:p>3.67816091954023</text:p>
              </table:table-cell>
              <table:table-cell office:value-type="float" office:value="3.66492146596859">
                <text:p>3.66492146596859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.39702760084926">
                <text:p>3.39702760084926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3.13084112149533">
                <text:p>3.13084112149533</text:p>
              </table:table-cell>
              <table:table-cell office:value-type="float" office:value="3.60153256704981">
                <text:p>3.60153256704981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27455919395466">
                <text:p>3.27455919395466</text:p>
              </table:table-cell>
              <table:table-cell office:value-type="float" office:value="5.0561797752809">
                <text:p>5.0561797752809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.26963906581741">
                <text:p>3.26963906581741</text:p>
              </table:table-cell>
              <table:table-cell office:value-type="float" office:value="3.24456688093052">
                <text:p>3.24456688093052</text:p>
              </table:table-cell>
              <table:table-cell office:value-type="float" office:value="3.22429906542056">
                <text:p>3.22429906542056</text:p>
              </table:table-cell>
              <table:table-cell office:value-type="float" office:value="2.98850574712644">
                <text:p>2.98850574712644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.41825902335456">
                <text:p>3.41825902335456</text:p>
              </table:table-cell>
              <table:table-cell office:value-type="float" office:value="3.21395775941231">
                <text:p>3.21395775941231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2.45210727969349">
                <text:p>2.45210727969349</text:p>
              </table:table-cell>
              <table:table-cell office:value-type="float" office:value="1.96335078534031">
                <text:p>1.96335078534031</text:p>
              </table:table-cell>
              <table:table-cell office:value-type="float" office:value="1.25944584382872">
                <text:p>1.25944584382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37579617834395">
                <text:p>3.37579617834395</text:p>
              </table:table-cell>
              <table:table-cell office:value-type="float" office:value="3.61187633914907">
                <text:p>3.61187633914907</text:p>
              </table:table-cell>
              <table:table-cell office:value-type="float" office:value="3.92523364485981">
                <text:p>3.92523364485981</text:p>
              </table:table-cell>
              <table:table-cell office:value-type="float" office:value="4.2911877394636">
                <text:p>4.2911877394636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4.28211586901763">
                <text:p>4.28211586901763</text:p>
              </table:table-cell>
              <table:table-cell office:value-type="float" office:value="5.61797752808989">
                <text:p>5.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.09978768577495">
                <text:p>3.09978768577495</text:p>
              </table:table-cell>
              <table:table-cell office:value-type="float" office:value="2.57116620752984">
                <text:p>2.57116620752984</text:p>
              </table:table-cell>
              <table:table-cell office:value-type="float" office:value="2.75700934579439">
                <text:p>2.75700934579439</text:p>
              </table:table-cell>
              <table:table-cell office:value-type="float" office:value="2.60536398467433">
                <text:p>2.60536398467433</text:p>
              </table:table-cell>
              <table:table-cell office:value-type="float" office:value="3.27225130890052">
                <text:p>3.27225130890052</text:p>
              </table:table-cell>
              <table:table-cell office:value-type="float" office:value="5.2896725440806">
                <text:p>5.2896725440806</text:p>
              </table:table-cell>
              <table:table-cell office:value-type="float" office:value="7.30337078651685">
                <text:p>7.30337078651685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35456475583864">
                <text:p>3.35456475583864</text:p>
              </table:table-cell>
              <table:table-cell office:value-type="float" office:value="2.96908478726661">
                <text:p>2.96908478726661</text:p>
              </table:table-cell>
              <table:table-cell office:value-type="float" office:value="2.33644859813084">
                <text:p>2.33644859813084</text:p>
              </table:table-cell>
              <table:table-cell office:value-type="float" office:value="1.91570881226054">
                <text:p>1.91570881226054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1.7632241813602">
                <text:p>1.7632241813602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24456688093052">
                <text:p>3.24456688093052</text:p>
              </table:table-cell>
              <table:table-cell office:value-type="float" office:value="3.03738317757009">
                <text:p>3.03738317757009</text:p>
              </table:table-cell>
              <table:table-cell office:value-type="float" office:value="2.75862068965517">
                <text:p>2.75862068965517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27455919395466">
                <text:p>3.27455919395466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9023354564756">
                <text:p>2.59023354564756</text:p>
              </table:table-cell>
              <table:table-cell office:value-type="float" office:value="2.38751147842057">
                <text:p>2.38751147842057</text:p>
              </table:table-cell>
              <table:table-cell office:value-type="float" office:value="2.38317757009346">
                <text:p>2.38317757009346</text:p>
              </table:table-cell>
              <table:table-cell office:value-type="float" office:value="2.29885057471264">
                <text:p>2.29885057471264</text:p>
              </table:table-cell>
              <table:table-cell office:value-type="float" office:value="1.70157068062827">
                <text:p>1.70157068062827</text:p>
              </table:table-cell>
              <table:table-cell office:value-type="float" office:value="2.01511335012594">
                <text:p>2.01511335012594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99150743099788">
                <text:p>3.99150743099788</text:p>
              </table:table-cell>
              <table:table-cell office:value-type="float" office:value="4.59136822773186">
                <text:p>4.59136822773186</text:p>
              </table:table-cell>
              <table:table-cell office:value-type="float" office:value="4.67289719626168">
                <text:p>4.67289719626168</text:p>
              </table:table-cell>
              <table:table-cell office:value-type="float" office:value="4.90421455938697">
                <text:p>4.90421455938697</text:p>
              </table:table-cell>
              <table:table-cell office:value-type="float" office:value="5.23560209424084">
                <text:p>5.23560209424084</text:p>
              </table:table-cell>
              <table:table-cell office:value-type="float" office:value="4.53400503778338">
                <text:p>4.53400503778338</text:p>
              </table:table-cell>
              <table:table-cell office:value-type="float" office:value="3.93258426966292">
                <text:p>3.93258426966292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54564755838641">
                <text:p>3.54564755838641</text:p>
              </table:table-cell>
              <table:table-cell office:value-type="float" office:value="3.33639424548515">
                <text:p>3.33639424548515</text:p>
              </table:table-cell>
              <table:table-cell office:value-type="float" office:value="3.27102803738318">
                <text:p>3.27102803738318</text:p>
              </table:table-cell>
              <table:table-cell office:value-type="float" office:value="3.52490421455939">
                <text:p>3.52490421455939</text:p>
              </table:table-cell>
              <table:table-cell office:value-type="float" office:value="3.66492146596859">
                <text:p>3.66492146596859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.0552016985138">
                <text:p>4.0552016985138</text:p>
              </table:table-cell>
              <table:table-cell office:value-type="float" office:value="4.37710437710438">
                <text:p>4.37710437710438</text:p>
              </table:table-cell>
              <table:table-cell office:value-type="float" office:value="4.85981308411215">
                <text:p>4.85981308411215</text:p>
              </table:table-cell>
              <table:table-cell office:value-type="float" office:value="5.05747126436782">
                <text:p>5.05747126436782</text:p>
              </table:table-cell>
              <table:table-cell office:value-type="float" office:value="6.15183246073299">
                <text:p>6.15183246073299</text:p>
              </table:table-cell>
              <table:table-cell office:value-type="float" office:value="6.80100755667506">
                <text:p>6.80100755667506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.75796178343949">
                <text:p>3.75796178343949</text:p>
              </table:table-cell>
              <table:table-cell office:value-type="float" office:value="3.48943985307622">
                <text:p>3.48943985307622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3.06513409961686">
                <text:p>3.06513409961686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02267002518892">
                <text:p>3.02267002518892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.67303609341826">
                <text:p>3.67303609341826</text:p>
              </table:table-cell>
              <table:table-cell office:value-type="float" office:value="3.58126721763085">
                <text:p>3.58126721763085</text:p>
              </table:table-cell>
              <table:table-cell office:value-type="float" office:value="3.83177570093458">
                <text:p>3.83177570093458</text:p>
              </table:table-cell>
              <table:table-cell office:value-type="float" office:value="3.90804597701149">
                <text:p>3.90804597701149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4.28211586901763">
                <text:p>4.28211586901763</text:p>
              </table:table-cell>
              <table:table-cell office:value-type="float" office:value="3.93258426966292">
                <text:p>3.93258426966292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.14225053078556">
                <text:p>3.14225053078556</text:p>
              </table:table-cell>
              <table:table-cell office:value-type="float" office:value="2.78543005815733">
                <text:p>2.78543005815733</text:p>
              </table:table-cell>
              <table:table-cell office:value-type="float" office:value="2.61682242990654">
                <text:p>2.61682242990654</text:p>
              </table:table-cell>
              <table:table-cell office:value-type="float" office:value="2.68199233716475">
                <text:p>2.68199233716475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77078085642317">
                <text:p>2.77078085642317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.31210191082803">
                <text:p>3.31210191082803</text:p>
              </table:table-cell>
              <table:table-cell office:value-type="float" office:value="2.99969390878482">
                <text:p>2.99969390878482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2.91187739463602">
                <text:p>2.91187739463602</text:p>
              </table:table-cell>
              <table:table-cell office:value-type="float" office:value="3.1413612565445">
                <text:p>3.1413612565445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.94904458598726">
                <text:p>3.94904458598726</text:p>
              </table:table-cell>
              <table:table-cell office:value-type="float" office:value="4.04040404040404">
                <text:p>4.04040404040404</text:p>
              </table:table-cell>
              <table:table-cell office:value-type="float" office:value="4.34579439252336">
                <text:p>4.34579439252336</text:p>
              </table:table-cell>
              <table:table-cell office:value-type="float" office:value="4.75095785440613">
                <text:p>4.75095785440613</text:p>
              </table:table-cell>
              <table:table-cell office:value-type="float" office:value="4.45026178010471">
                <text:p>4.45026178010471</text:p>
              </table:table-cell>
              <table:table-cell office:value-type="float" office:value="5.2896725440806">
                <text:p>5.2896725440806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0.3896103896104">
                <text:p>10.3896103896104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.43949044585987">
                <text:p>3.43949044585987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3.31775700934579">
                <text:p>3.31775700934579</text:p>
              </table:table-cell>
              <table:table-cell office:value-type="float" office:value="2.91187739463602">
                <text:p>2.91187739463602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51889168765743">
                <text:p>2.51889168765743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.56687898089172">
                <text:p>3.56687898089172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3.64485981308411">
                <text:p>3.64485981308411</text:p>
              </table:table-cell>
              <table:table-cell office:value-type="float" office:value="3.83141762452107">
                <text:p>3.83141762452107</text:p>
              </table:table-cell>
              <table:table-cell office:value-type="float" office:value="4.84293193717278">
                <text:p>4.84293193717278</text:p>
              </table:table-cell>
              <table:table-cell office:value-type="float" office:value="6.04534005037783">
                <text:p>6.04534005037783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15.5844155844156">
                <text:p>15.5844155844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65180467091295">
                <text:p>3.65180467091295</text:p>
              </table:table-cell>
              <table:table-cell office:value-type="float" office:value="3.79553106825834">
                <text:p>3.79553106825834</text:p>
              </table:table-cell>
              <table:table-cell office:value-type="float" office:value="4.11214953271028">
                <text:p>4.11214953271028</text:p>
              </table:table-cell>
              <table:table-cell office:value-type="float" office:value="4.90421455938697">
                <text:p>4.90421455938697</text:p>
              </table:table-cell>
              <table:table-cell office:value-type="float" office:value="4.84293193717278">
                <text:p>4.84293193717278</text:p>
              </table:table-cell>
              <table:table-cell office:value-type="float" office:value="5.03778337531486">
                <text:p>5.03778337531486</text:p>
              </table:table-cell>
              <table:table-cell office:value-type="float" office:value="6.74157303370787">
                <text:p>6.74157303370787</text:p>
              </table:table-cell>
              <table:table-cell office:value-type="float" office:value="7.79220779220779">
                <text:p>7.7922077922077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.18471337579618">
                <text:p>3.18471337579618</text:p>
              </table:table-cell>
              <table:table-cell office:value-type="float" office:value="3.09152127333946">
                <text:p>3.09152127333946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2.83524904214559">
                <text:p>2.83524904214559</text:p>
              </table:table-cell>
              <table:table-cell office:value-type="float" office:value="1.83246073298429">
                <text:p>1.83246073298429</text:p>
              </table:table-cell>
              <table:table-cell office:value-type="float" office:value="1.25944584382872">
                <text:p>1.25944584382872</text:p>
              </table:table-cell>
              <table:table-cell office:value-type="float" office:value="1.68539325842697">
                <text:p>1.68539325842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.01273885350318">
                <text:p>4.01273885350318</text:p>
              </table:table-cell>
              <table:table-cell office:value-type="float" office:value="4.31588613406795">
                <text:p>4.31588613406795</text:p>
              </table:table-cell>
              <table:table-cell office:value-type="float" office:value="4.62616822429907">
                <text:p>4.62616822429907</text:p>
              </table:table-cell>
              <table:table-cell office:value-type="float" office:value="4.59770114942529">
                <text:p>4.59770114942529</text:p>
              </table:table-cell>
              <table:table-cell office:value-type="float" office:value="4.18848167539267">
                <text:p>4.18848167539267</text:p>
              </table:table-cell>
              <table:table-cell office:value-type="float" office:value="4.78589420654912">
                <text:p>4.78589420654912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.2484076433121">
                <text:p>3.2484076433121</text:p>
              </table:table-cell>
              <table:table-cell office:value-type="float" office:value="3.42822161003979">
                <text:p>3.42822161003979</text:p>
              </table:table-cell>
              <table:table-cell office:value-type="float" office:value="2.99065420560748">
                <text:p>2.99065420560748</text:p>
              </table:table-cell>
              <table:table-cell office:value-type="float" office:value="3.60153256704981">
                <text:p>3.60153256704981</text:p>
              </table:table-cell>
              <table:table-cell office:value-type="float" office:value="3.40314136125654">
                <text:p>3.40314136125654</text:p>
              </table:table-cell>
              <table:table-cell office:value-type="float" office:value="3.77833753148615">
                <text:p>3.77833753148615</text:p>
              </table:table-cell>
              <table:table-cell office:value-type="float" office:value="0.561797752808989">
                <text:p>0.561797752808989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.16135881104034">
                <text:p>4.16135881104034</text:p>
              </table:table-cell>
              <table:table-cell office:value-type="float" office:value="4.59136822773186">
                <text:p>4.59136822773186</text:p>
              </table:table-cell>
              <table:table-cell office:value-type="float" office:value="4.76635514018692">
                <text:p>4.76635514018692</text:p>
              </table:table-cell>
              <table:table-cell office:value-type="float" office:value="4.06130268199234">
                <text:p>4.06130268199234</text:p>
              </table:table-cell>
              <table:table-cell office:value-type="float" office:value="2.74869109947644">
                <text:p>2.74869109947644</text:p>
              </table:table-cell>
              <table:table-cell office:value-type="float" office:value="2.26700251889169">
                <text:p>2.26700251889169</text:p>
              </table:table-cell>
              <table:table-cell office:value-type="float" office:value="2.24719101123596">
                <text:p>2.24719101123596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77777777777778">
                <text:p>2.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1.726cm" style:legend-expansion="high" chart:style-name="ch2"/>
        <chart:plot-area chart:style-name="ch3" table:cell-range-address="Sheet1.B4:Sheet1.O33" chart:data-source-has-labels="both" svg:x="0.32cm" svg:y="0.18cm" svg:width="13.646cm" svg:height="8.64cm">
          <chartooo:coordinate-region svg:x="1.127cm" svg:y="0.18cm" svg:width="12.726cm" svg:height="7.481cm"/>
          <chart:axis chart:dimension="x" chart:name="primary-x" chart:style-name="ch4" chartooo:axis-type="auto">
            <chartooo:date-scale/>
            <chart:categories table:cell-range-address="Sheet1.B5:Sheet1.B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33" chart:label-cell-address="Sheet1.C4:Sheet1.C4" chart:class="chart:line">
            <chart:data-point chart:repeated="29"/>
          </chart:series>
          <chart:series chart:style-name="ch7" chart:values-cell-range-address="Sheet1.D5:Sheet1.D33" chart:label-cell-address="Sheet1.D4:Sheet1.D4" chart:class="chart:line">
            <chart:data-point chart:repeated="29"/>
          </chart:series>
          <chart:series chart:style-name="ch8" chart:values-cell-range-address="Sheet1.E5:Sheet1.E33" chart:label-cell-address="Sheet1.E4:Sheet1.E4" chart:class="chart:line">
            <chart:data-point chart:repeated="29"/>
          </chart:series>
          <chart:series chart:style-name="ch9" chart:values-cell-range-address="Sheet1.F5:Sheet1.F33" chart:label-cell-address="Sheet1.F4:Sheet1.F4" chart:class="chart:line">
            <chart:data-point chart:repeated="29"/>
          </chart:series>
          <chart:series chart:style-name="ch10" chart:values-cell-range-address="Sheet1.G5:Sheet1.G33" chart:label-cell-address="Sheet1.G4:Sheet1.G4" chart:class="chart:line">
            <chart:data-point chart:repeated="29"/>
          </chart:series>
          <chart:series chart:style-name="ch11" chart:values-cell-range-address="Sheet1.H5:Sheet1.H33" chart:label-cell-address="Sheet1.H4:Sheet1.H4" chart:class="chart:line">
            <chart:data-point chart:repeated="29"/>
          </chart:series>
          <chart:series chart:style-name="ch12" chart:values-cell-range-address="Sheet1.I5:Sheet1.I33" chart:label-cell-address="Sheet1.I4:Sheet1.I4" chart:class="chart:line">
            <chart:data-point chart:repeated="29"/>
          </chart:series>
          <chart:series chart:style-name="ch13" chart:values-cell-range-address="Sheet1.J5:Sheet1.J33" chart:label-cell-address="Sheet1.J4:Sheet1.J4" chart:class="chart:line">
            <chart:data-point chart:repeated="29"/>
          </chart:series>
          <chart:series chart:style-name="ch14" chart:values-cell-range-address="Sheet1.K5:Sheet1.K33" chart:label-cell-address="Sheet1.K4:Sheet1.K4" chart:class="chart:line">
            <chart:data-point chart:repeated="29"/>
          </chart:series>
          <chart:series chart:style-name="ch15" chart:values-cell-range-address="Sheet1.L5:Sheet1.L33" chart:label-cell-address="Sheet1.L4:Sheet1.L4" chart:class="chart:line">
            <chart:data-point chart:repeated="29"/>
          </chart:series>
          <chart:series chart:style-name="ch16" chart:values-cell-range-address="Sheet1.M5:Sheet1.M33" chart:label-cell-address="Sheet1.M4:Sheet1.M4" chart:class="chart:line">
            <chart:data-point chart:repeated="29"/>
          </chart:series>
          <chart:series chart:style-name="ch17" chart:values-cell-range-address="Sheet1.N5:Sheet1.N33" chart:label-cell-address="Sheet1.N4:Sheet1.N4" chart:class="chart:line">
            <chart:data-point chart:repeated="29"/>
          </chart:series>
          <chart:series chart:style-name="ch18" chart:values-cell-range-address="Sheet1.O5:Sheet1.O33" chart:label-cell-address="Sheet1.O4:Sheet1.O4" chart:class="chart:line">
            <chart:data-point chart:repeated="2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C4:Sheet1.C4</svg:desc>
                </draw:g>
              </table:table-cell>
              <table:table-cell office:value-type="string">
                <text:p>4</text:p>
                <draw:g>
                  <svg:desc>Sheet1.D4:Sheet1.D4</svg:desc>
                </draw:g>
              </table:table-cell>
              <table:table-cell office:value-type="string">
                <text:p>5</text:p>
                <draw:g>
                  <svg:desc>Sheet1.E4:Sheet1.E4</svg:desc>
                </draw:g>
              </table:table-cell>
              <table:table-cell office:value-type="string">
                <text:p>6</text:p>
                <draw:g>
                  <svg:desc>Sheet1.F4:Sheet1.F4</svg:desc>
                </draw:g>
              </table:table-cell>
              <table:table-cell office:value-type="string">
                <text:p>7</text:p>
                <draw:g>
                  <svg:desc>Sheet1.G4:Sheet1.G4</svg:desc>
                </draw:g>
              </table:table-cell>
              <table:table-cell office:value-type="string">
                <text:p>8</text:p>
                <draw:g>
                  <svg:desc>Sheet1.H4:Sheet1.H4</svg:desc>
                </draw:g>
              </table:table-cell>
              <table:table-cell office:value-type="string">
                <text:p>9</text:p>
                <draw:g>
                  <svg:desc>Sheet1.I4:Sheet1.I4</svg:desc>
                </draw:g>
              </table:table-cell>
              <table:table-cell office:value-type="string">
                <text:p>10</text:p>
                <draw:g>
                  <svg:desc>Sheet1.J4:Sheet1.J4</svg:desc>
                </draw:g>
              </table:table-cell>
              <table:table-cell office:value-type="string">
                <text:p>11</text:p>
                <draw:g>
                  <svg:desc>Sheet1.K4:Sheet1.K4</svg:desc>
                </draw:g>
              </table:table-cell>
              <table:table-cell office:value-type="string">
                <text:p>12</text:p>
                <draw:g>
                  <svg:desc>Sheet1.L4:Sheet1.L4</svg:desc>
                </draw:g>
              </table:table-cell>
              <table:table-cell office:value-type="string">
                <text:p>13</text:p>
                <draw:g>
                  <svg:desc>Sheet1.M4:Sheet1.M4</svg:desc>
                </draw:g>
              </table:table-cell>
              <table:table-cell office:value-type="string">
                <text:p>14</text:p>
                <draw:g>
                  <svg:desc>Sheet1.N4:Sheet1.N4</svg:desc>
                </draw:g>
              </table:table-cell>
              <table:table-cell office:value-type="string">
                <text:p>15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Sheet1.B5:Sheet1.B33</svg:desc>
                </draw:g>
              </table:table-cell>
              <table:table-cell office:value-type="float" office:value="157">
                <text:p>157</text:p>
                <draw:g>
                  <svg:desc>Sheet1.C5:Sheet1.C33</svg:desc>
                </draw:g>
              </table:table-cell>
              <table:table-cell office:value-type="float" office:value="103">
                <text:p>103</text:p>
                <draw:g>
                  <svg:desc>Sheet1.D5:Sheet1.D33</svg:desc>
                </draw:g>
              </table:table-cell>
              <table:table-cell office:value-type="float" office:value="67">
                <text:p>67</text:p>
                <draw:g>
                  <svg:desc>Sheet1.E5:Sheet1.E33</svg:desc>
                </draw:g>
              </table:table-cell>
              <table:table-cell office:value-type="float" office:value="42">
                <text:p>42</text:p>
                <draw:g>
                  <svg:desc>Sheet1.F5:Sheet1.F33</svg:desc>
                </draw:g>
              </table:table-cell>
              <table:table-cell office:value-type="float" office:value="23">
                <text:p>23</text:p>
                <draw:g>
                  <svg:desc>Sheet1.G5:Sheet1.G33</svg:desc>
                </draw:g>
              </table:table-cell>
              <table:table-cell office:value-type="float" office:value="8">
                <text:p>8</text:p>
                <draw:g>
                  <svg:desc>Sheet1.H5:Sheet1.H33</svg:desc>
                </draw:g>
              </table:table-cell>
              <table:table-cell office:value-type="float" office:value="1">
                <text:p>1</text:p>
                <draw:g>
                  <svg:desc>Sheet1.I5:Sheet1.I33</svg:desc>
                </draw:g>
              </table:table-cell>
              <table:table-cell office:value-type="float" office:value="1">
                <text:p>1</text:p>
                <draw:g>
                  <svg:desc>Sheet1.J5:Sheet1.J33</svg:desc>
                </draw:g>
              </table:table-cell>
              <table:table-cell office:value-type="float" office:value="0">
                <text:p>0</text:p>
                <draw:g>
                  <svg:desc>Sheet1.K5:Sheet1.K33</svg:desc>
                </draw:g>
              </table:table-cell>
              <table:table-cell office:value-type="float" office:value="0">
                <text:p>0</text:p>
                <draw:g>
                  <svg:desc>Sheet1.L5:Sheet1.L33</svg:desc>
                </draw:g>
              </table:table-cell>
              <table:table-cell office:value-type="float" office:value="0">
                <text:p>0</text:p>
                <draw:g>
                  <svg:desc>Sheet1.M5:Sheet1.M33</svg:desc>
                </draw:g>
              </table:table-cell>
              <table:table-cell office:value-type="float" office:value="0">
                <text:p>0</text:p>
                <draw:g>
                  <svg:desc>Sheet1.N5:Sheet1.N33</svg:desc>
                </draw:g>
              </table:table-cell>
              <table:table-cell office:value-type="float" office:value="0">
                <text:p>0</text:p>
                <draw:g>
                  <svg:desc>Sheet1.O5:Sheet1.O33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61">
                <text:p>161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54">
                <text:p>154</text:p>
              </table:table-cell>
              <table:table-cell office:value-type="float" office:value="113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55">
                <text:p>155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60">
                <text:p>160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4">
                <text:p>154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61">
                <text:p>161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9">
                <text:p>159</text:p>
              </table:table-cell>
              <table:table-cell office:value-type="float" office:value="118">
                <text:p>118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6">
                <text:p>146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88">
                <text:p>188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7">
                <text:p>167</text:p>
              </table:table-cell>
              <table:table-cell office:value-type="float" office:value="109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1">
                <text:p>191</text:p>
              </table:table-cell>
              <table:table-cell office:value-type="float" office:value="143">
                <text:p>143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7">
                <text:p>177</text:p>
              </table:table-cell>
              <table:table-cell office:value-type="float" office:value="114">
                <text:p>114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8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56">
                <text:p>156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86">
                <text:p>186</text:p>
              </table:table-cell>
              <table:table-cell office:value-type="float" office:value="132">
                <text:p>132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2">
                <text:p>172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9">
                <text:p>189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">
                <text:p>153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